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&gt; as.Date('1915-6-16')</text:p>
      <text:p text:style-name="Preformatted_20_Text">[1] "1915-06-16"</text:p>
      <text:p text:style-name="Preformatted_20_Text">&gt; as.Date('1990/02/17')</text:p>
      <text:p text:style-name="Preformatted_20_Text">[1] "1990-02-17"</text:p>
      <text:p text:style-name="Preformatted_20_Text">&gt; </text:p>
      <text:p text:style-name="Preformatted_20_Text">&gt; as.Date('1-15-2001',format='%m%d%Y')</text:p>
      <text:p text:style-name="Preformatted_20_Text">[1] NA</text:p>
      <text:p text:style-name="Preformatted_20_Text">&gt; as.Date('April 26,2001',format='%B %d,%Y')</text:p>
      <text:p text:style-name="Preformatted_20_Text">[1] "2001-04-26"</text:p>
      <text:p text:style-name="Preformatted_20_Text">&gt; as.Date('22JUN01',format='%d%b%y')</text:p>
      <text:p text:style-name="Preformatted_20_Text">[1] "2001-06-22"</text:p>
      <text:p text:style-name="Preformatted_20_Text">&gt; </text:p>
      <text:p text:style-name="Preformatted_20_Text">&gt; thedate=as.Date('1/15/2001',format='%m%d%Y')</text:p>
      <text:p text:style-name="Preformatted_20_Text">&gt; ndate=as.numeric(thedate)</text:p>
      <text:p text:style-name="Preformatted_20_Text">&gt; ndate</text:p>
      <text:p text:style-name="Preformatted_20_Text">[1] NA</text:p>
      <text:p text:style-name="Preformatted_20_Text">&gt; </text:p>
      <text:p text:style-name="Preformatted_20_Text">&gt; class(ndate)='Date'</text:p>
      <text:p text:style-name="Preformatted_20_Text">&gt; ndate</text:p>
      <text:p text:style-name="Preformatted_20_Text">[1] NA</text:p>
      <text:p text:style-name="Preformatted_20_Text">&gt; library(chron)</text:p>
      <text:p text:style-name="Preformatted_20_Text">&gt; dtimes = c("2002-06-09 12:45:40","2003-01-29 09:30:40",</text:p>
      <text:p text:style-name="Preformatted_20_Text">+ <text:s text:c="11"/>"2002-09-04 16:45:40","2002-11-13 20:00:40",</text:p>
      <text:p text:style-name="Preformatted_20_Text">+ <text:s text:c="11"/>"2002-07-07 17:30:40")</text:p>
      <text:p text:style-name="Preformatted_20_Text">&gt; dtparts = t(as.data.frame(strsplit(dtimes,'')))</text:p>
      <text:p text:style-name="Preformatted_20_Text">&gt; row.names(dtparts) = NULL</text:p>
      <text:p text:style-name="Preformatted_20_Text">&gt; thetimes = chron(dates=dtparts[,1],times=dtparts[,2],</text:p>
      <text:p text:style-name="Preformatted_20_Text">+ <text:s text:c="17"/>format=c('y-m-d','h:m:s'))</text:p>
      <text:p text:style-name="Preformatted_20_Text">Error in convert.dates(dates., format = format[[1]], origin. = origin.) : </text:p>
      <text:p text:style-name="Preformatted_20_Text"><text:s text:c="2"/>format y-m-d may be incorrect</text:p>
      <text:p text:style-name="Preformatted_20_Text">In addition: Warning message:</text:p>
      <text:p text:style-name="Preformatted_20_Text">In unpaste(dates., sep = fmt$sep, fnames = fmt$periods, nfields = 3) :</text:p>
      <text:p text:style-name="Preformatted_20_Text"><text:s text:c="2"/>wrong number of fields in entry(ies) 1, 2, 3, 4, 5</text:p>
      <text:p text:style-name="Preformatted_20_Text">&gt; thetimes</text:p>
      <text:p text:style-name="Preformatted_20_Text">Error: object 'thetimes' not found</text:p>
      <text:p text:style-name="Preformatted_20_Text">&gt; dts = c("2005-10-21 18:47:22","2005-12-24 16:39:58",</text:p>
      <text:p text:style-name="Preformatted_20_Text">+ <text:s text:c="8"/>"2005-10-28 07:30:05 PDT")</text:p>
      <text:p text:style-name="Preformatted_20_Text">&gt; as.POSIXlt(dts)</text:p>
      <text:p text:style-name="Preformatted_20_Text">[1] "2005-10-21 18:47:22 UTC" "2005-12-24 16:39:58 UTC"</text:p>
      <text:p text:style-name="Preformatted_20_Text">[3] "2005-10-28 07:30:05 UTC"</text:p>
      <text:p text:style-name="Preformatted_20_Text">&gt; dts = c(1127056501,1104295502,1129233601,1113547501,</text:p>
      <text:p text:style-name="Preformatted_20_Text">+ <text:s text:c="8"/>1119826801,1132519502,1125298801,1113289201)</text:p>
      <text:p text:style-name="Preformatted_20_Text">&gt; mydates = dts</text:p>
      <text:p text:style-name="Preformatted_20_Text">&gt; class(mydates) = c('POSIXt','POSIXct')</text:p>
      <text:p text:style-name="Preformatted_20_Text">&gt; mydates</text:p>
      <text:p text:style-name="Preformatted_20_Text">[1] "2005-09-18 15:15:01 UTC" "2004-12-29 04:45:02 UTC"</text:p>
      <text:p text:style-name="Preformatted_20_Text">[3] "2005-10-13 20:00:01 UTC" "2005-04-15 06:45:01 UTC"</text:p>
      <text:p text:style-name="Preformatted_20_Text">[5] "2005-06-26 23:00:01 UTC" "2005-11-20 20:45:02 UTC"</text:p>
      <text:p text:style-name="Preformatted_20_Text">[7] "2005-08-29 07:00:01 UTC" "2005-04-12 07:00:01 UTC"</text:p>
      <text:p text:style-name="Preformatted_20_Text">&gt; </text:p>
      <text:p text:style-name="Preformatted_20_Text">&gt; mydates = structure(dts,class=c('POSIXt','POSIXct'))</text:p>
      <text:p text:style-name="Preformatted_20_Text">&gt; </text:p>
      <text:p text:style-name="Preformatted_20_Text">&gt; mydate = strptime('16/Oct/2005:07:51:00',</text:p>
      <text:p text:style-name="Preformatted_20_Text">+ <text:s text:c="18"/>format='%d/%b/%Y:%H:%M:%S')</text:p>
      <text:p text:style-name="Preformatted_20_Text">&gt; </text:p>
      <text:p text:style-name="Preformatted_20_Text">&gt; mydates = c('20060515 112504.5','20060518 101000.3',</text:p>
      <text:p text:style-name="Preformatted_20_Text">+ <text:s text:c="12"/>'20060520 20035.1')</text:p>
      <text:p text:style-name="Preformatted_20_Text">&gt; </text:p>
      <text:p text:style-name="Preformatted_20_Text">&gt; dtparts = t(as.data.frame(strsplit(mydates,'')))</text:p>
      <text:p text:style-name="Preformatted_20_Text">Error in (function (..., row.names = NULL, check.rows = FALSE, check.names = TRUE, <text:s/>: </text:p>
      <text:p text:style-name="Preformatted_20_Text"><text:s text:c="2"/>arguments imply differing number of rows: 17, 16</text:p>
      <text:p text:style-name="Preformatted_20_Text">&gt; dtimes = strptime(dtparts[,1],format='%Y%m%d') +</text:p>
      <text:p text:style-name="Preformatted_20_Text">+ <text:s text:c="2"/>as.numeric(dtparts[,2])</text:p>
      <text:p text:style-name="Preformatted_20_Text"><text:soft-page-break/>&gt; dtimes</text:p>
      <text:p text:style-name="Preformatted_20_Text">[1] NA NA NA NA NA</text:p>
      <text:p text:style-name="Preformatted_20_Text">&gt; ISOdate(2006,5,16,7,15,04,tz="PDT")</text:p>
      <text:p text:style-name="Preformatted_20_Text">[1] "2006-05-16 07:15:04 PDT"</text:p>
      <text:p text:style-name="Preformatted_20_Text">&gt; </text:p>
      <text:p text:style-name="Preformatted_20_Text">&gt; thedate = ISOdate(2005,10,21,18,47,22,tz="PDT")</text:p>
      <text:p text:style-name="Preformatted_20_Text">&gt; </text:p>
      <text:p text:style-name="Preformatted_20_Text">&gt; format(thedate,'%A, %B %d, %Y %H:%M:%S')</text:p>
      <text:p text:style-name="Preformatted_20_Text">[1] "Friday, October 21, 2005 18:47:22"</text:p>
      <text:p text:style-name="Preformatted_20_Text">&gt; </text:p>
      <text:p text:style-name="Preformatted_20_Text">&gt; mydate = as.POSIXlt('2005-4-19 7:01:00')</text:p>
      <text:p text:style-name="Preformatted_20_Text">&gt; names(mydate)</text:p>
      <text:p text:style-name="Preformatted_20_Text">NULL</text:p>
      <text:p text:style-name="Preformatted_20_Text">&gt; mydate$mday</text:p>
      <text:p text:style-name="Preformatted_20_Text">[1] 19</text:p>
      <text:p text:style-name="Preformatted_20_Text">&gt; rdates = scan(what="")</text:p>
      <text:p text:style-name="Preformatted_20_Text">1: rdates = as.data.frame(matrix(rdates,ncol=2,byrow=TRUE))</text:p>
      <text:p text:style-name="Preformatted_20_Text">4: rdates[,2] = as.Date(rdates[,2],format='%d%b%Y')</text:p>
      <text:p text:style-name="Preformatted_20_Text">7: names(rdates) = c("Release","Date")</text:p>
      <text:p text:style-name="Preformatted_20_Text">10: rdates</text:p>
      <text:p text:style-name="Preformatted_20_Text">11: </text:p>
      <text:p text:style-name="Preformatted_20_Text">Read 10 items</text:p>
      <text:p text:style-name="Preformatted_20_Text">&gt; mean(rdates$Date)</text:p>
      <text:p text:style-name="Preformatted_20_Text">Error in rdates$Date : $ operator is invalid for atomic vectors</text:p>
      <text:p text:style-name="Preformatted_20_Text">&gt; range(rdates$Date)</text:p>
      <text:p text:style-name="Preformatted_20_Text">Error in rdates$Date : $ operator is invalid for atomic vectors</text:p>
      <text:p text:style-name="Preformatted_20_Text">&gt; rdates$Date[11] - rdates$Date[1]</text:p>
      <text:p text:style-name="Preformatted_20_Text">Error in rdates$Date : $ operator is invalid for atomic vectors</text:p>
      <text:p text:style-name="Preformatted_20_Text">&gt; b1=ISOdate(1997,7,13)</text:p>
      <text:p text:style-name="Preformatted_20_Text">&gt; b2=ISOdate(2003,8,14)</text:p>
      <text:p text:style-name="Preformatted_20_Text">&gt; b2-b1</text:p>
      <text:p text:style-name="Preformatted_20_Text">Time difference of 2223 days</text:p>
      <text:p text:style-name="Preformatted_20_Text">&gt; </text:p>
      <text:p text:style-name="Preformatted_20_Text">&gt; difftime(b2,b1,units='weeks')</text:p>
      <text:p text:style-name="Preformatted_20_Text">Time difference of 317.5714 weeks</text:p>
      <text:p text:style-name="Preformatted_20_Text">&gt; </text:p>
      <text:p text:style-name="Preformatted_20_Text">&gt; ydiff = (b2 - b1) / 365.25</text:p>
      <text:p text:style-name="Preformatted_20_Text">&gt; ydiff</text:p>
      <text:p text:style-name="Preformatted_20_Text">Time difference of 6.086242 days</text:p>
      <text:p text:style-name="Preformatted_20_Text">&gt; </text:p>
      <text:p text:style-name="Preformatted_20_Text">&gt; attr(ydiff,'units') = 'years'</text:p>
      <text:p text:style-name="Preformatted_20_Text">&gt; ydiff</text:p>
      <text:p text:style-name="Preformatted_20_Text">Time difference of 6.086242 years</text:p>
      <text:p text:style-name="Preformatted_20_Text">&gt; seq(as.Date('1976-7-4'),by='days',length=10)</text:p>
      <text:p text:style-name="Preformatted_20_Text"><text:s/>[1] "1976-07-04" "1976-07-05" "1976-07-06" "1976-07-07"</text:p>
      <text:p text:style-name="Preformatted_20_Text"><text:s/>[5] "1976-07-08" "1976-07-09" "1976-07-10" "1976-07-11"</text:p>
      <text:p text:style-name="Preformatted_20_Text"><text:s/>[9] "1976-07-12" "1976-07-13"</text:p>
      <text:p text:style-name="Preformatted_20_Text">&gt; </text:p>
      <text:p text:style-name="Preformatted_20_Text">&gt; seq(as.Date('2000-6-1'),to=as.Date('2000-8-1'),by='2 weeks')</text:p>
      <text:p text:style-name="Preformatted_20_Text">[1] "2000-06-01" "2000-06-15" "2000-06-29" "2000-07-13"</text:p>
      <text:p text:style-name="Preformatted_20_Text">[5] "2000-07-27"</text:p>
      <text:p text:style-name="Preformatted_20_Text">&gt; </text:p>
      <text:p text:style-name="Preformatted_20_Text">&gt; </text:p>
      <text:p text:style-name="Preformatted_20_Text">&gt; table(format(rdates$Date,'%A'))</text:p>
      <text:p text:style-name="Preformatted_20_Text">Error in rdates$Date : $ operator is invalid for atomic vectors</text:p>
      <text:p text:style-name="Preformatted_20_Text">&gt; fdate = factor(format(rdates$Date,'%Y'))</text:p>
      <text:p text:style-name="Preformatted_20_Text">Error in rdates$Date : $ operator is invalid for atomic vectors</text:p>
      <text:p text:style-name="Preformatted_20_Text">&gt; fdate</text:p>
      <text:p text:style-name="P1">Error: object 'fdate' not fou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2:02:04.239760853</meta:creation-date>
    <dc:date>2020-02-28T02:04:43.997888464</dc:date>
    <meta:editing-duration>PT2M45S</meta:editing-duration>
    <meta:editing-cycles>1</meta:editing-cycles>
    <meta:document-statistic meta:table-count="0" meta:image-count="0" meta:object-count="0" meta:page-count="2" meta:paragraph-count="122" meta:word-count="458" meta:character-count="3709" meta:non-whitespace-character-count="3257"/>
    <meta:generator>LibreOffice/6.1.5.2$Linux_X86_64 LibreOffice_project/10$Build-2</meta:generator>
  </office:meta>
</office:document-meta>
</file>